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Resources.getSqlStr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sources.matchDbConnection( Connection conn , Element dbMatchers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qlResources.init( Document sqlDoc , String sqlDefsSection , Connection conn , Map configParamete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SqlResources.init( File sqlFile , String sqlDefsSection , Connection conn , Map config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Resources.getDbO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Resources.substituteSubString( String input , String find , String repl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Resources.init( InputStream input , String sqlDefsSection , Connection conn , Map config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Resources.getSqlString( String name , boolean requir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Resources.populateDbOptions( String dbProduct , Element dbOptionsElement , Map dbOptions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